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9d06" officeooo:paragraph-rsid="000a9d06"/>
    </style:style>
    <style:style style:name="P2" style:family="paragraph" style:parent-style-name="Standard">
      <style:text-properties officeooo:rsid="000bd4f8" officeooo:paragraph-rsid="000bd4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teilweise parallel von Mitarbeitern durchgeführt werden soll</text:p>
      <text:p text:style-name="P2">-<text:tab/>Proxyserver und Clients kommunizieren mittels JSON über HTTP (REST)</text:p>
      <text:p text:style-name="P2">-<text:tab/>Die Serversoftware wird mittels PHP-Framework (Symfony) objektorientiert nach dem MVC Entwurfsmuster (model view controller - deutsch: modell, praesentation, steuerung)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text:soft-page-break/>soll in deutscher Sprache dargestellt werden. Eine einheitliche und konsistente Begrifflichkeit ist wünschenswert. Der Softwareentwurf sollte möglichst einfach und leicht verständlich sein, 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Planungsphase</text:p>
      <text:p text:style-name="P2"><text:tab/>2)<text:tab/>Analysephase</text:p>
      <text:p text:style-name="P2"><text:tab/>3)<text:tab/>Entwurfsphase</text:p>
      <text:p text:style-name="P2"><text:tab/>4)<text:tab/>Realisierungsphase</text:p>
      <text:p text:style-name="P2"><text:tab/>5)<text:tab/>Testphase</text:p>
      <text:p text:style-name="P2"><text:tab/>6)<text:tab/>Übergabephase</text:p>
      <text:p text:style-name="P2"><text:tab/>7)<text:tab/>Dokumentation</text:p>
      <text:p text:style-name="P2">3.3*<text:tab/>Teilaufgaben (mit Zeitrahmen) auflisten</text:p>
      <text:p text:style-name="P2"/>
      <text:p text:style-name="P2"><text:tab/>zu 1)<text:tab/>- <text:s text:c="2"/>Planungsphase</text:p>
      <text:p text:style-name="P2">-<text:tab/>Projektstrukturplan erstellen</text:p>
      <text:p text:style-name="P2">-<text:tab/>Termin und Meilensteinplan erstellen</text:p>
      <text:p text:style-name="P2"/>
      <text:p text:style-name="P2"><text:tab/>zu 2)<text:tab/>- <text:s text:c="2"/>Analysephase</text:p>
      <text:p text:style-name="P2">-<text:tab/>grafisches Mock-Up analysieren (1h)</text:p>
      <text:p text:style-name="P2">-<text:tab/>Beteiligte Entitäten ermitteln (2h)</text:p>
      <text:p text:style-name="P2">-<text:tab/>Beziehung der Entitäten ermitteln (2h)</text:p>
      <text:p text:style-name="P2">-<text:tab/>notwendige Kommunikation zwischen Clients (Apps) und Server (Proxy) ermitteln (2h)</text:p>
      <text:p text:style-name="P2"/>
      <text:p text:style-name="P2"><text:tab/>zu 3)<text:tab/>- <text:s text:c="2"/>Entwurfsphase</text:p>
      <text:p text:style-name="P2">-<text:tab/>Anwendungsfalldiagramm erstellen (2h)</text:p>
      <text:p text:style-name="P2">-<text:tab/>Klassendiagramm erstellen (2h)</text:p>
      <text:p text:style-name="P2">-<text:tab/>Sequenzdiagramm erstellen (1h)</text:p>
      <text:p text:style-name="P2">-<text:tab/>Entwurf der JSON Objektstruktur für den Datenaustausch</text:p>
      <text:p text:style-name="P2">-<text:tab/>Definition der Endpoints des Webservices (4h)</text:p>
      <text:p text:style-name="P2"/>
      <text:p text:style-name="P2"><text:tab/>zu 4)<text:tab/>- <text:s text:c="2"/>Realisierungsphase</text:p>
      <text:p text:style-name="P2">-<text:tab/>Aufbau Repositorystruktur</text:p>
      <text:p text:style-name="P2">-<text:tab/>Installation Symfony mit eventuell benoetigten Zusatzmodulen</text:p>
      <text:p text:style-name="P2">-<text:tab/>Implementierung der Modelle (model)</text:p>
      <text:p text:style-name="P2">-<text:tab/>Implementierung der Steuerung (controller)</text:p>
      <text:p text:style-name="P2">-<text:tab/>Implementierung der Praesentation (view)</text:p>
      <text:p text:style-name="P2"/>
      <text:p text:style-name="P2"><text:tab/>zu 5)<text:tab/>- <text:s text:c="2"/>Testphase</text:p>
      <text:p text:style-name="P2">-<text:tab/>testen der einzelnen Softwaremodule</text:p>
      <text:p text:style-name="P2"/>
      <text:p text:style-name="P2"><text:tab/>zu 6)<text:tab/>- <text:s text:c="2"/>Uebergabephase</text:p>
      <text:p text:style-name="P2">-<text:tab/>Uebergabe der Software und Inbetriebnahme</text:p>
      <text:p text:style-name="P2"/>
      <text:p text:style-name="P2"><text:soft-page-break/><text:tab/>zu 7)<text:tab/>- <text:s text:c="2"/>Dokumentation</text:p>
      <text:p text:style-name="P2">-<text:tab/>Erstellen der Dokumentation (10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4T15:47:17.489000000</dc:date>
    <meta:editing-duration>PT12M46S</meta:editing-duration>
    <meta:editing-cycles>9</meta:editing-cycles>
    <meta:generator>LibreOffice/5.0.5.2$Windows_X86_64 LibreOffice_project/55b006a02d247b5f7215fc6ea0fde844b30035b3</meta:generator>
    <meta:document-statistic meta:table-count="0" meta:image-count="0" meta:object-count="0" meta:page-count="3" meta:paragraph-count="60" meta:word-count="754" meta:character-count="5910" meta:non-whitespace-character-count="5171"/>
  </office:meta>
</office:document-meta>
</file>